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40" style:parent-style-name="Normal" style:family="paragraph">
      <style:paragraph-properties>
        <style:tab-stops>
          <style:tab-stop style:type="left" style:position="0.9062in"/>
        </style:tab-stops>
      </style:paragraph-properties>
      <style:text-properties style:font-name="Arial" style:font-name-complex="Arial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47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style:font-name="Arial" style:font-name-complex="Arial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54" style:parent-style-name="Normal" style:family="paragraph">
      <style:paragraph-properties>
        <style:tab-stops>
          <style:tab-stop style:type="left" style:position="1.875in"/>
        </style:tab-stops>
      </style:paragraph-properties>
      <style:text-properties style:font-name="Arial" style:font-name-complex="Arial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1" style:parent-style-name="Normal" style:family="paragraph">
      <style:paragraph-properties>
        <style:tab-stops>
          <style:tab-stop style:type="left" style:position="1.427in"/>
        </style:tab-stops>
      </style:paragraph-properties>
      <style:text-properties style:font-name="Arial" style:font-name-complex="Arial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8" style:parent-style-name="Normal" style:family="paragraph">
      <style:paragraph-properties>
        <style:tab-stops>
          <style:tab-stop style:type="left" style:position="0.9687in"/>
        </style:tab-stops>
      </style:paragraph-properties>
      <style:text-properties style:font-name="Arial" style:font-name-complex="Arial"/>
    </style:style>
    <style:style style:name="TableRow69" style:family="table-row">
      <style:table-row-properties style:row-height="0.5493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</style:style>
    <style:style style:name="T7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76" style:parent-style-name="Normal" style:family="paragraph">
      <style:paragraph-properties>
        <style:tab-stops>
          <style:tab-stop style:type="left" style:position="1.5312in"/>
        </style:tab-stops>
      </style:paragraph-properties>
      <style:text-properties style:font-name="Arial" style:font-name-complex="Arial"/>
    </style:style>
    <style:style style:name="TableRow77" style:family="table-row">
      <style:table-row-properties style:row-height="0.6208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paragraph-properties>
        <style:tab-stops>
          <style:tab-stop style:type="left" style:position="1.5312in"/>
        </style:tab-stops>
      </style:paragraph-properties>
    </style:style>
    <style:style style:name="P85" style:parent-style-name="Standard" style:family="paragraph">
      <style:text-properties style:font-name="Calibri" fo:color="#000000" fo:font-size="26pt" style:font-size-asian="26pt"/>
    </style:style>
    <style:style style:name="P86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87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88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89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90" style:parent-style-name="Standard" style:family="paragraph">
      <style:text-properties style:font-name="Arial" style:font-name-complex="Arial" fo:language="es" fo:country="MX"/>
    </style:style>
    <style:style style:name="P91" style:parent-style-name="Standard" style:family="paragraph">
      <style:text-properties style:font-name="Arial" style:font-name-complex="Arial" fo:language="es" fo:country="MX"/>
    </style:style>
    <style:style style:name="T92" style:parent-style-name="Fuentedepárrafopredeter." style:family="text">
      <style:text-properties style:font-name="Arial" style:font-name-complex="Arial" fo:language="es" fo:country="MX"/>
    </style:style>
    <style:style style:name="T93" style:parent-style-name="Fuentedepárrafopredeter." style:family="text">
      <style:text-properties style:font-name="Arial" style:font-name-complex="Arial" style:font-weight-complex="bold" style:font-style-complex="italic" fo:color="#000000" fo:background-color="#FFFFFF" fo:language="es" fo:country="MX"/>
    </style:style>
    <style:style style:name="P94" style:parent-style-name="Standard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background-color="#FFFFFF" fo:language="es" fo:country="MX"/>
    </style:style>
    <style:style style:name="P95" style:parent-style-name="NormalWeb" style:family="paragraph">
      <style:paragraph-properties fo:margin-top="0.0833in" fo:margin-bottom="0.0833in" fo:background-color="#FFFFFF"/>
    </style:style>
    <style:style style:name="T96" style:parent-style-name="Textoennegrita" style:family="text">
      <style:text-properties style:font-name="Arial" style:font-name-complex="Arial" fo:font-weight="normal" style:font-weight-asian="normal" fo:color="#27241E" fo:background-color="#F8F8F8"/>
    </style:style>
    <style:style style:name="T97" style:parent-style-name="Textoennegrita" style:family="text">
      <style:text-properties style:font-name="Arial" style:font-name-complex="Arial" fo:font-weight="normal" style:font-weight-asian="normal" fo:color="#27241E" fo:background-color="#F8F8F8"/>
    </style:style>
    <style:style style:name="T98" style:parent-style-name="Textoennegrita" style:family="text">
      <style:text-properties style:font-name="Arial" style:font-name-complex="Arial" fo:font-weight="normal" style:font-weight-asian="normal" fo:color="#27241E" fo:background-color="#F8F8F8"/>
    </style:style>
    <style:style style:name="T99" style:parent-style-name="Textoennegrita" style:family="text">
      <style:text-properties style:font-name="Arial" style:font-name-complex="Arial" fo:color="#27241E" fo:background-color="#F8F8F8"/>
    </style:style>
    <style:style style:name="T100" style:parent-style-name="Textoennegrita" style:family="text">
      <style:text-properties style:font-name="Arial" style:font-name-complex="Arial" fo:color="#27241E" fo:background-color="#F8F8F8"/>
    </style:style>
    <style:style style:name="T101" style:parent-style-name="Textoennegrita" style:family="text">
      <style:text-properties style:font-name="Arial" style:font-name-complex="Arial" fo:color="#27241E" fo:background-color="#F8F8F8"/>
    </style:style>
    <style:style style:name="T102" style:parent-style-name="Textoennegrita" style:family="text">
      <style:text-properties style:font-name="Arial" style:font-name-complex="Arial" fo:font-weight="normal" style:font-weight-asian="normal" fo:color="#27241E" fo:background-color="#F8F8F8"/>
    </style:style>
    <style:style style:name="T103" style:parent-style-name="Fuentedepárrafopredeter." style:family="text">
      <style:text-properties style:font-name="Arial" style:font-name-complex="Arial" fo:color="#27241E" fo:background-color="#F8F8F8"/>
    </style:style>
    <style:style style:name="T104" style:parent-style-name="Fuentedepárrafopredeter." style:family="text">
      <style:text-properties style:font-name="Arial" style:font-name-complex="Arial" fo:color="#27241E" fo:background-color="#F8F8F8"/>
    </style:style>
    <style:style style:name="T105" style:parent-style-name="Fuentedepárrafopredeter." style:family="text">
      <style:text-properties style:font-name="Arial" style:font-name-complex="Arial" fo:color="#27241E" fo:background-color="#F8F8F8"/>
    </style:style>
    <style:style style:name="T106" style:parent-style-name="Fuentedepárrafopredeter." style:family="text">
      <style:text-properties style:font-name="Arial" style:font-name-complex="Arial" fo:color="#27241E" fo:background-color="#F8F8F8"/>
    </style:style>
    <style:style style:name="T107" style:parent-style-name="Fuentedepárrafopredeter." style:family="text">
      <style:text-properties style:font-name="Arial" style:font-name-complex="Arial" fo:color="#27241E" fo:background-color="#F8F8F8"/>
    </style:style>
    <style:style style:name="T108" style:parent-style-name="Fuentedepárrafopredeter." style:family="text">
      <style:text-properties style:font-name="Arial" style:font-name-complex="Arial"/>
    </style:style>
    <style:style style:name="T109" style:parent-style-name="Fuentedepárrafopredeter." style:family="text">
      <style:text-properties style:font-name="Arial" style:font-name-complex="Arial" fo:font-weight="bold" style:font-weight-asian="bold" style:font-weight-complex="bold" fo:color="#222222"/>
    </style:style>
    <style:style style:name="T110" style:parent-style-name="Fuentedepárrafopredeter." style:family="text">
      <style:text-properties style:font-name="Arial" style:font-name-complex="Arial" fo:font-weight="bold" style:font-weight-asian="bold" style:font-weight-complex="bold" fo:color="#222222"/>
    </style:style>
    <style:style style:name="T111" style:parent-style-name="Fuentedepárrafopredeter." style:family="text">
      <style:text-properties style:font-name="Arial" style:font-name-complex="Arial" fo:font-weight="bold" style:font-weight-asian="bold" style:font-weight-complex="bold" fo:color="#222222"/>
    </style:style>
    <style:style style:name="T112" style:parent-style-name="Fuentedepárrafopredeter." style:family="text">
      <style:text-properties style:font-name="Arial" style:font-name-complex="Arial" style:font-weight-complex="bold" fo:color="#222222"/>
    </style:style>
    <style:style style:name="T113" style:parent-style-name="Fuentedepárrafopredeter." style:family="text">
      <style:text-properties style:font-name="Arial" style:font-name-complex="Arial" fo:color="#222222"/>
    </style:style>
    <style:style style:name="T114" style:parent-style-name="Fuentedepárrafopredeter." style:family="text">
      <style:text-properties style:font-name="Arial" style:font-name-complex="Arial" fo:color="#222222"/>
    </style:style>
    <style:style style:name="T115" style:parent-style-name="Fuentedepárrafopredeter." style:family="text">
      <style:text-properties style:font-name="Arial" style:font-name-complex="Arial" fo:color="#222222"/>
    </style:style>
    <style:style style:name="T116" style:parent-style-name="Fuentedepárrafopredeter." style:family="text">
      <style:text-properties style:font-name="Arial" style:font-name-complex="Arial" fo:color="#222222"/>
    </style:style>
    <style:style style:name="T117" style:parent-style-name="Fuentedepárrafopredeter." style:family="text">
      <style:text-properties style:font-name="Arial" style:font-name-complex="Arial" fo:color="#222222"/>
    </style:style>
    <style:style style:name="P118" style:parent-style-name="Normal" style:family="paragraph">
      <style:paragraph-properties fo:widows="2" fo:orphans="2" style:vertical-align="auto" fo:margin-top="0.0833in" fo:margin-bottom="0.0833in" fo:background-color="#FFFFFF"/>
      <style:text-properties style:font-name="Arial" style:font-name-asian="Times New Roman" style:font-name-complex="Arial" fo:color="#222222" style:letter-kerning="false" fo:language="es" fo:country="MX" style:language-asian="es" style:country-asian="MX" style:language-complex="ar" style:country-complex="SA" fo:hyphenate="true"/>
    </style:style>
    <style:style style:name="P119" style:parent-style-name="Normal" style:family="paragraph">
      <style:paragraph-properties fo:widows="2" fo:orphans="2" style:vertical-align="auto" fo:margin-top="0.0694in" fo:margin-bottom="0.0166in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color="#222222" style:letter-kerning="false" fo:language="es" fo:country="MX" style:language-asian="es" style:country-asian="MX" style:language-complex="ar" style:country-complex="SA" fo:hyphenate="true"/>
    </style:style>
    <style:style style:name="P120" style:parent-style-name="Normal" style:family="paragraph">
      <style:paragraph-properties fo:widows="2" fo:orphans="2" style:vertical-align="auto" fo:margin-top="0.0694in" fo:margin-bottom="0.0166in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color="#222222" style:letter-kerning="false" fo:language="es" fo:country="MX" style:language-asian="es" style:country-asian="MX" style:language-complex="ar" style:country-complex="SA" fo:hyphenate="true"/>
    </style:style>
    <style:style style:name="P121" style:parent-style-name="Normal" style:family="paragraph">
      <style:paragraph-properties fo:widows="2" fo:orphans="2" style:vertical-align="auto" fo:margin-top="0.0694in" fo:margin-bottom="0.0166in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color="#222222" style:letter-kerning="false" fo:language="es" fo:country="MX" style:language-asian="es" style:country-asian="MX" style:language-complex="ar" style:country-complex="SA" fo:hyphenate="true"/>
    </style:style>
    <style:style style:name="P122" style:parent-style-name="Normal" style:family="paragraph">
      <style:paragraph-properties fo:widows="2" fo:orphans="2" style:vertical-align="auto" fo:margin-top="0.0694in" fo:margin-bottom="0.0166in" fo:background-color="#FFFFFF"/>
      <style:text-properties style:font-name="Arial" style:font-name-asian="Times New Roman" style:font-name-complex="Arial" fo:color="#222222" style:letter-kerning="false" fo:language="es" fo:country="MX" style:language-asian="es" style:country-asian="MX" style:language-complex="ar" style:country-complex="SA" fo:hyphenate="true"/>
    </style:style>
    <style:style style:name="T123" style:parent-style-name="Fuentedepárrafopredeter." style:family="text">
      <style:text-properties style:font-name="Arial" style:font-name-asian="Times New Roman" style:font-name-complex="Arial" style:font-weight-complex="bold" fo:color="#27241E" style:letter-kerning="false" fo:language="es" fo:country="MX" style:language-asian="es" style:country-asian="MX" style:language-complex="ar" style:country-complex="SA"/>
    </style:style>
    <style:style style:name="T124" style:parent-style-name="Textoennegrita" style:family="text">
      <style:text-properties style:font-name="Arial" style:font-name-asian="Times New Roman" style:font-name-complex="Arial" fo:font-weight="normal" style:font-weight-asian="normal" fo:color="#27241E" style:letter-kerning="false" fo:background-color="#F8F8F8" fo:language="es" fo:country="MX" style:language-asian="es" style:country-asian="MX" style:language-complex="ar" style:country-complex="SA"/>
    </style:style>
    <style:style style:name="T125" style:parent-style-name="Textoennegrita" style:family="text">
      <style:text-properties style:font-name="Arial" style:font-name-asian="Times New Roman" style:font-name-complex="Arial" fo:font-weight="normal" style:font-weight-asian="normal" fo:color="#27241E" style:letter-kerning="false" fo:background-color="#F8F8F8" fo:language="es" fo:country="MX" style:language-asian="es" style:country-asian="MX" style:language-complex="ar" style:country-complex="SA"/>
    </style:style>
    <style:style style:name="T126" style:parent-style-name="Textoennegrita" style:family="text">
      <style:text-properties style:font-name="Arial" style:font-name-asian="Times New Roman" style:font-name-complex="Arial" fo:font-weight="normal" style:font-weight-asian="normal" fo:color="#27241E" style:letter-kerning="false" fo:background-color="#F8F8F8" fo:language="es" fo:country="MX" style:language-asian="es" style:country-asian="MX" style:language-complex="ar" style:country-complex="SA"/>
    </style:style>
    <style:style style:name="T127" style:parent-style-name="Textoennegrita" style:family="text">
      <style:text-properties style:font-name="Arial" style:font-name-asian="Times New Roman" style:font-name-complex="Arial" fo:font-weight="normal" style:font-weight-asian="normal" fo:color="#27241E" style:letter-kerning="false" fo:background-color="#F8F8F8" fo:language="es" fo:country="MX" style:language-asian="es" style:country-asian="MX" style:language-complex="ar" style:country-complex="SA"/>
    </style:style>
    <style:style style:name="T128" style:parent-style-name="Textoennegrita" style:family="text">
      <style:text-properties style:font-name="Arial" style:font-name-asian="Times New Roman" style:font-name-complex="Arial" fo:color="#27241E" style:letter-kerning="false" fo:background-color="#F8F8F8" fo:language="es" fo:country="MX" style:language-asian="es" style:country-asian="MX" style:language-complex="ar" style:country-complex="SA"/>
    </style:style>
    <style:style style:name="T129" style:parent-style-name="Textoennegrita" style:family="text">
      <style:text-properties style:font-name="Arial" style:font-name-asian="Times New Roman" style:font-name-complex="Arial" fo:font-weight="normal" style:font-weight-asian="normal" fo:color="#27241E" style:letter-kerning="false" fo:background-color="#F8F8F8" fo:language="es" fo:country="MX" style:language-asian="es" style:country-asian="MX" style:language-complex="ar" style:country-complex="SA"/>
    </style:style>
    <style:style style:name="T130" style:parent-style-name="Textoennegrita" style:family="text">
      <style:text-properties style:font-name="Arial" style:font-name-asian="Times New Roman" style:font-name-complex="Arial" fo:color="#27241E" style:letter-kerning="false" fo:background-color="#F8F8F8"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<text:tab/>Juan Alfredo Cruz Carlon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<text:s text:c="18"/><text:s/>Fundamentos de Programacio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<text:s text:c="21"/>110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<text:s text:c="23"/>2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<text:tab/>Nieto Escamilla Karla</text:p>
          </table:table-cell>
        </table:table-row>
        <table:table-row table:style-name="TableRow69">
          <table:table-cell table:style-name="TableCell70">
            <text:p text:style-name="P71"/>
            <text:p text:style-name="P72"><text:span text:style-name="T73">Fecha de entrega:</text:span></text:p>
          </table:table-cell>
          <table:table-cell table:style-name="TableCell74">
            <text:p text:style-name="P75"/>
            <text:p text:style-name="P76"><text:s text:c="21"/><text:bookmark-start text:name="_GoBack"/><text:bookmark-end text:name="_GoBack"/>1ro de Septiembre 2017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Obervaciones:</text:span></text:p>
          </table:table-cell>
          <table:table-cell table:style-name="TableCell82">
            <text:p text:style-name="P83"/>
            <text:p text:style-name="Normal"/>
            <text:p text:style-name="P84"/>
          </table:table-cell>
        </table:table-row>
      </table:table>
      <text:p text:style-name="Standard"/>
      <text:p text:style-name="P85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/>
      <text:p text:style-name="P87"/>
      <text:p text:style-name="P88"/>
      <text:p text:style-name="P89">Practica 2. ¿En donde te gustaría trabajar, que tipo de tecnología utilizan y si existe o no Linux para esa tecnología?</text:p>
      <text:p text:style-name="P90"/>
      <text:p text:style-name="P91"/>
      <text:p text:style-name="Standard"><text:span text:style-name="T92">A mi me gustaría trabajar en la CFE como<text:s/></text:span><text:span text:style-name="T93">GERENTE DE PROYECTOS.</text:span></text:p>
      <text:p text:style-name="P94"/>
      <text:p text:style-name="P95"><text:span text:style-name="T96">Al investigar que tipo de tecnología utilizan, no encontres mucho pero principalmente util</text:span><text:span text:style-name="T97">i</text:span><text:span text:style-name="T98">zan lo que es</text:span><text:span text:style-name="T99"><text:s/>COBI</text:span><text:span text:style-name="T100">T</text:span><text:span text:style-name="T101">,<text:s/></text:span><text:span text:style-name="T102">que</text:span><text:span text:style-name="T103"> es un marco de referencia y un juego de herramientas de soporte que perm</text:span><text:span text:style-name="T104">i</text:span><text:span text:style-name="T105">ten a la gerencia cerrar la brecha con respecto a los requerimientos de control, temas técn</text:span><text:span text:style-name="T106">i</text:span><text:span text:style-name="T107">cos y riesgos de negocio, y comunicar ese nivel de control a los participantes</text:span><text:span text:style-name="T108">, y</text:span><text:span text:style-name="T109"><text:s text:c="2"/>Lotus Qu</text:span><text:span text:style-name="T110">i</text:span><text:span text:style-name="T111">ckr,<text:s/></text:span><text:span text:style-name="T112">que</text:span><text:span text:style-name="T113"> es un software de colaboración de equipos sociales, utilizado</text:span><text:span text:style-name="T114"><text:s/>por equipos de personas para compa</text:span><text:span text:style-name="T115">r</text:span><text:span text:style-name="T116">tir<text:s/></text:span><text:span text:style-name="T117">contenido. Lotus Quickr trabaja dentro y fuera de los firewalls.</text:span></text:p>
      <text:p text:style-name="P118">Lotus Quickr se puede describir como tres cosas:</text:p>
      <text:list text:style-name="LFO1" text:continue-numbering="true">
        <text:list-item>
          <text:p text:style-name="P119">Almacenes o repositorios de contenido - donde almacena su contenido personal y de equipo</text:p>
        </text:list-item>
        <text:list-item>
          <text:p text:style-name="P120">Team Collaboration - que le permite almacenar, organizar, acceder y compartir proyectos de contenido y equipo</text:p>
        </text:list-item>
        <text:list-item>
          <text:p text:style-name="P121">Conectores - que proporcionan la interfaz de usuario final al contenido de Lotus Quickr.<text:s/></text:p>
        </text:list-item>
      </text:list>
      <text:p text:style-name="P122"/>
      <text:p text:style-name="Standard"><text:span text:style-name="T123"><draw:custom-shape svg:x="0.03542in" svg:y="0.00278in" svg:width="0.15625in" svg:height="0.15625in" draw:z-index="251659264" draw:id="id1" draw:style-name="a2" draw:name="4 Estrella de 5 puntas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/text:span><text:span text:style-name="T124"><text:s text:c="7"/></text:span><text:span text:style-name="T125">Y<text:s/></text:span><text:span text:style-name="T126">si, es aplicable</text:span><text:span text:style-name="T127"><text:s/></text:span><text:span text:style-name="T128">Linux</text:span><text:span text:style-name="T129"><text:s/>para esa tecnología</text:span><text:span text:style-name="T130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Cuates</dc:creator>
    <meta:creation-date>2017-02-02T00:09:00Z</meta:creation-date>
    <dc:date>2017-09-01T02:27:00Z</dc:date>
    <meta:template xlink:href="Normal" xlink:type="simple"/>
    <meta:editing-cycles>1</meta:editing-cycles>
    <meta:editing-duration>PT3960S</meta:editing-duration>
    <meta:document-statistic meta:page-count="1" meta:paragraph-count="3" meta:word-count="249" meta:character-count="1617" meta:row-count="11" meta:non-whitespace-character-count="1371"/>
  </office:meta>
</office:document-meta>
</file>